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C000001B5D5C558E45678FBDD.png" manifest:media-type="image/png"/>
  <manifest:file-entry manifest:full-path="Pictures/10000000000001D10000011E2AEC1FAD9407F243.png" manifest:media-type="image/png"/>
  <manifest:file-entry manifest:full-path="Pictures/10000000000001C4000001D2CFB8F2FEA4F84308.png" manifest:media-type="image/png"/>
  <manifest:file-entry manifest:full-path="Pictures/10000000000001CC000000EC7B9B1106BFC49D5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1.1709in" svg:y="-0.6689in" svg:width="4.7925in" svg:height="4.552in" draw:z-index="0"><draw:image xlink:href="Pictures/10000000000001CC000001B5D5C558E45678FB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4.7083in" svg:height="4.8547in" draw:z-index="1"><draw:image xlink:href="Pictures/10000000000001C4000001D2CFB8F2FEA4F8430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4.8437in" svg:height="2.9799in" draw:z-index="2"><draw:image xlink:href="Pictures/10000000000001D10000011E2AEC1FAD9407F24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4.7925in" svg:height="2.4583in" draw:z-index="3"><draw:image xlink:href="Pictures/10000000000001CC000000EC7B9B1106BFC49D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0T11:36:51.983000000</meta:creation-date>
    <meta:editing-duration>PT1H34M9S</meta:editing-duration>
    <meta:editing-cycles>2</meta:editing-cycles>
    <meta:generator>LibreOffice/6.3.3.2$Windows_X86_64 LibreOffice_project/a64200df03143b798afd1ec74a12ab50359878ed</meta:generator>
    <dc:date>2020-07-31T08:36:23.480000000</dc:date>
    <meta:document-statistic meta:table-count="0" meta:image-count="4" meta:object-count="0" meta:page-count="2" meta:paragraph-count="0" meta:word-count="0" meta:character-count="0" meta:non-whitespace-character-count="0"/>
  </office:meta>
</office:document-meta>
</file>